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normal" style:font-weight-asian="normal" style:font-weight-complex="normal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 style:list-style-name="L1"/>
    <style:style style:name="P4" style:family="paragraph" style:parent-style-name="Standard" style:list-style-name="L2"/>
    <style:style style:name="P5" style:family="paragraph" style:parent-style-name="Standard" style:list-style-name="L3"/>
    <style:style style:name="P6" style:family="paragraph" style:parent-style-name="Standard" style:list-style-name="L4">
      <style:text-properties fo:font-weight="normal" style:font-weight-asian="normal" style:font-weight-complex="normal"/>
    </style:style>
    <style:style style:name="P7" style:family="paragraph" style:parent-style-name="Standard" style:list-style-name="L5">
      <style:text-properties fo:font-weight="normal" style:font-weight-asian="normal" style:font-weight-complex="normal"/>
    </style:style>
    <style:style style:name="P8" style:family="paragraph" style:parent-style-name="Standard" style:list-style-name="L6">
      <style:text-properties fo:font-weight="normal" style:font-weight-asian="normal" style:font-weight-complex="normal"/>
    </style:style>
    <style:style style:name="P9" style:family="paragraph" style:parent-style-name="Standard" style:list-style-name="L8">
      <style:text-properties fo:font-weight="normal" style:font-weight-asian="normal" style:font-weight-complex="normal"/>
    </style:style>
    <style:style style:name="P10" style:family="paragraph" style:parent-style-name="Standard" style:list-style-name="L9">
      <style:text-properties fo:font-weight="normal" style:font-weight-asian="normal" style:font-weight-complex="normal"/>
    </style:style>
    <style:style style:name="P11" style:family="paragraph" style:parent-style-name="Standard" style:list-style-name="L10">
      <style:text-properties fo:font-weight="normal" style:font-weight-asian="normal" style:font-weight-complex="normal"/>
    </style:style>
    <style:style style:name="P12" style:family="paragraph" style:parent-style-name="Standard" style:list-style-name="L7"/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omplete Requirements:</text:p>
      <text:p text:style-name="P2"/>
      <text:p text:style-name="P2"><text:tab/>50%</text:p>
      <text:list xml:id="list64479226395474800" text:style-name="L1">
        <text:list-item>
          <text:list>
            <text:list-item>
              <text:p text:style-name="P3">Display supplied board and make it scrollable</text:p>
            </text:list-item>
            <text:list-item>
              <text:p text:style-name="P3">Support placement of dwellings and ghosts</text:p>
            </text:list-item>
            <text:list-item>
              <text:p text:style-name="P3">Refresh the board upon execution of each action of a character</text:p>
            </text:list-item>
            <text:list-item>
              <text:p text:style-name="P3">Support Amazon, Captain, Swordsman, Dwarf, Black Knight</text:p>
            </text:list-item>
          </text:list>
        </text:list-item>
      </text:list>
      <text:list xml:id="list8091492344565103775" text:style-name="L2">
        <text:list-item>
          <text:list>
            <text:list-item>
              <text:p text:style-name="P4">Support characters moving from clearing to clearing</text:p>
            </text:list-item>
            <text:list-item>
              <text:p text:style-name="P4">Support character hiding</text:p>
            </text:list-item>
            <text:list-item>
              <text:p text:style-name="P4">Support cheat mode</text:p>
              <text:list>
                <text:list-item>
                  <text:p text:style-name="P4">Sound and warning chits on a tile can be selected rather than randomly assigned; done when a character ends his turn on a tile whose counters have not been assigned</text:p>
                </text:list-item>
              </text:list>
            </text:list-item>
          </text:list>
        </text:list-item>
      </text:list>
      <text:list xml:id="list8264109688558099843" text:style-name="L3">
        <text:list-item>
          <text:list>
            <text:list-item>
              <text:p text:style-name="P5">Support Networking</text:p>
            </text:list-item>
            <text:list-item>
              <text:p text:style-name="P5">Support one round character-2-character combat between 2 players with 2* limit</text:p>
            </text:list-item>
            <text:list-item>
              <text:p text:style-name="P5">Characters can start on different dwellings</text:p>
            </text:list-item>
          </text:list>
        </text:list-item>
      </text:list>
      <text:p text:style-name="Standard"/>
      <text:p text:style-name="Standard"><text:tab/><text:span text:style-name="T1">69%</text:span></text:p>
      <text:list xml:id="list1531917689345682755" text:style-name="L4">
        <text:list-item>
          <text:list>
            <text:list-item>
              <text:p text:style-name="P6">Display multiple items on the same clearing ( characters and clearings )</text:p>
            </text:list-item>
            <text:list-item>
              <text:p text:style-name="P6">Support treasures (10to50g + 1to20 notoriety + -5to30 fame)</text:p>
            </text:list-item>
            <text:list-item>
              <text:p text:style-name="P6">Support treasures appearing, discovery, and looting</text:p>
            </text:list-item>
            <text:list-item>
              <text:p text:style-name="P6">Support searching for hidden paths, secret passages. ***</text:p>
            </text:list-item>
            <text:list-item>
              <text:p text:style-name="P6">Support multi-round multi-character combat</text:p>
              <text:p text:style-name="P6">- <text:s text:c="3"/>Killing a character creates a treasure pile out of his/her possessions</text:p>
            </text:list-item>
            <text:list-item>
              <text:p text:style-name="P6">Support Cloak of mist, Magic spectacles</text:p>
            </text:list-item>
          </text:list>
        </text:list-item>
      </text:list>
      <text:p text:style-name="P1"/>
      <text:p text:style-name="Standard"><text:span text:style-name="T2"><text:tab/></text:span><text:span text:style-name="T1">85%</text:span></text:p>
      <text:list xml:id="list4641239052039592884" text:style-name="L5">
        <text:list-item>
          <text:list>
            <text:list-item>
              <text:p text:style-name="P7">Support random rolls ***</text:p>
            </text:list-item>
          </text:list>
        </text:list-item>
      </text:list>
      <text:p text:style-name="P1"/>
      <text:p text:style-name="P1"><text:tab/><text:span text:style-name="T1">100%</text:span></text:p>
      <text:list xml:id="list3881347127644626918" text:style-name="L6">
        <text:list-item>
          <text:list>
            <text:list-item>
              <text:p text:style-name="P8">Support weapon, and armor weight ***</text:p>
            </text:list-item>
            <text:list-item>
              <text:p text:style-name="P8">Zooming Map</text:p>
            </text:list-item>
          </text:list>
        </text:list-item>
      </text:list>
      <text:p text:style-name="P2"/>
      <text:p text:style-name="P2">Incomplete Requirements:</text:p>
      <text:p text:style-name="Standard"><text:span text:style-name="T1"/></text:p>
      <text:p text:style-name="Standard"><text:tab/><text:span text:style-name="T1">69%</text:span></text:p>
      <text:list xml:id="list6315444458566142182" text:style-name="L8">
        <text:list-item>
          <text:list>
            <text:list-item>
              <text:p text:style-name="P9">Support victory points</text:p>
            </text:list-item>
            <text:list-item>
              <text:p text:style-name="P9">Support searching for hidden enemies, ect..</text:p>
            </text:list-item>
            <text:list-item>
              <text:p text:style-name="P9">Support Lost Castle, Lost City</text:p>
            </text:list-item>
          </text:list>
        </text:list-item>
      </text:list>
      <text:p text:style-name="P1"/>
      <text:p text:style-name="Standard"><text:span text:style-name="T2"><text:tab/></text:span><text:span text:style-name="T1">85%</text:span></text:p>
      <text:list xml:id="list6794869744926836522" text:style-name="L9">
        <text:list-item>
          <text:list>
            <text:list-item>
              <text:p text:style-name="P10">Support random placement of chits</text:p>
            </text:list-item>
            <text:list-item>
              <text:p text:style-name="P10">Support move restrictions (caves, mountains)</text:p>
            </text:list-item>
            <text:list-item>
              <text:p text:style-name="P10">Support blocking (by characters and monsters)</text:p>
            </text:list-item>
            <text:list-item>
              <text:p text:style-name="P10">Support selling/buying with natives at dwellings</text:p>
            </text:list-item>
            <text:list-item>
              <text:p text:style-name="P10">Support monsters appearing and blocking</text:p>
              <text:p text:style-name="P10">- <text:s text:c="3"/>Every monster roll should activate some monster</text:p>
              <text:p text:style-name="P10"><text:soft-page-break/>- <text:s text:c="3"/>Need not implement all monsters (start with giant)</text:p>
            </text:list-item>
            <text:list-item>
              <text:p text:style-name="P10">Support multi-round combat with 1 monster</text:p>
            </text:list-item>
            <text:list-item>
              <text:p text:style-name="P10">Support 3 distinct monsters, each activated by 2 distinct possible monster rolls</text:p>
            </text:list-item>
          </text:list>
        </text:list-item>
      </text:list>
      <text:p text:style-name="P1"/>
      <text:p text:style-name="P1"><text:tab/><text:span text:style-name="T1">100%</text:span></text:p>
      <text:list xml:id="list4108404470908483072" text:style-name="L10">
        <text:list-item>
          <text:list>
            <text:list-item>
              <text:p text:style-name="P11">Support 6 distinct monsters</text:p>
            </text:list-item>
            <text:list-item>
              <text:p text:style-name="P11">Support defty gloves, handy gloves, shoes of stealth, 7 league boots</text:p>
            </text:list-item>
            <text:list-item>
              <text:p text:style-name="P11">Support white knight and berserker</text:p>
            </text:list-item>
            <text:list-item>
              <text:p text:style-name="P11">Support several boards without hardwiring</text:p>
            </text:list-item>
            <text:list-item>
              <text:p text:style-name="P11">Support carrying capacity, treasure, weapon, and armor weight</text:p>
            </text:list-item>
            <text:list-item>
              <text:p text:style-name="P11">Support many more treasures and monsters</text:p>
            </text:list-item>
            <text:list-item>
              <text:p text:style-name="P11">Support horses and treasures in treasures</text:p>
            </text:list-item>
            <text:list-item>
              <text:p text:style-name="P11">Support multiple character/monster combat</text:p>
            </text:list-item>
            <text:list-item>
              <text:p text:style-name="P11">Support players playing simultaneously</text:p>
            </text:list-item>
            <text:list-item>
              <text:p text:style-name="P11">Support magic</text:p>
              <text:p text:style-name="P11">- <text:s text:c="4"/>Minimally enchant tiles and cast lightning bolt and roof collapses</text:p>
            </text:list-item>
            <text:list-item>
              <text:p text:style-name="P11">Support hiring and use of natives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3-03T13:11:13.68</meta:creation-date>
    <dc:date>2015-03-27T01:15:26.23</dc:date>
    <meta:editing-duration>PT1H4M39S</meta:editing-duration>
    <meta:editing-cycles>19</meta:editing-cycles>
    <meta:generator>OpenOffice/4.1.0$Win32 OpenOffice.org_project/410m18$Build-9764</meta:generator>
    <meta:document-statistic meta:table-count="0" meta:image-count="0" meta:object-count="0" meta:page-count="2" meta:paragraph-count="54" meta:word-count="366" meta:character-count="2226"/>
  </office:meta>
</office:document-meta>
</file>